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mentum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([.B7]-[.B2])" office:value-type="float" office:value="-0.140000000000001" calcext:value-type="float">
            <text:p>-0.140000000000001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([.B8]-[.B3])" office:value-type="float" office:value="0.0399999999999991" calcext:value-type="float">
            <text:p>0.039999999999999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([.B9]-[.B4])" office:value-type="float" office:value="0.350000000000001" calcext:value-type="float">
            <text:p>0.350000000000001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([.B10]-[.B5])" office:value-type="float" office:value="0.0699999999999967" calcext:value-type="float">
            <text:p>0.069999999999997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([.B11]-[.B6])" office:value-type="float" office:value="0.109999999999999" calcext:value-type="float">
            <text:p>0.10999999999999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([.B12]-[.B7])" office:value-type="float" office:value="0.0199999999999996" calcext:value-type="float">
            <text:p>0.02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([.B13]-[.B8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([.B14]-[.B9])" office:value-type="float" office:value="-0.0500000000000007" calcext:value-type="float">
            <text:p>-0.050000000000001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([.B15]-[.B10])" office:value-type="float" office:value="0.370000000000001" calcext:value-type="float">
            <text:p>0.370000000000001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([.B16]-[.B11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([.B17]-[.B12]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([.B18]-[.B13])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([.B19]-[.B14])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([.B20]-[.B15])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([.B21]-[.B16]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([.B22]-[.B17])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([.B23]-[.B18])" office:value-type="float" office:value="0.120000000000001" calcext:value-type="float">
            <text:p>0.120000000000001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([.B24]-[.B19])" office:value-type="float" office:value="-0.18" calcext:value-type="float">
            <text:p>-0.18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([.B25]-[.B20])" office:value-type="float" office:value="-0.759999999999998" calcext:value-type="float">
            <text:p>-0.759999999999998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([.B26]-[.B21])" office:value-type="float" office:value="-0.529999999999998" calcext:value-type="float">
            <text:p>-0.529999999999998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([.B27]-[.B22])" office:value-type="float" office:value="-0.490000000000002" calcext:value-type="float">
            <text:p>-0.490000000000002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([.B28]-[.B23])" office:value-type="float" office:value="-1.19" calcext:value-type="float">
            <text:p>-1.19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([.B29]-[.B24])" office:value-type="float" office:value="-0.549999999999997" calcext:value-type="float">
            <text:p>-0.549999999999997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([.B30]-[.B25])" office:value-type="float" office:value="-0.790000000000003" calcext:value-type="float">
            <text:p>-0.790000000000003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([.B31]-[.B26])" office:value-type="float" office:value="-0.93" calcext:value-type="float">
            <text:p>-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9:52:50.746125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9:36:44.877976159</meta:creation-date>
    <dc:date>2018-08-16T19:54:49.854618747</dc:date>
    <meta:editing-duration>PT3M45S</meta:editing-duration>
    <meta:editing-cycles>3</meta:editing-cycles>
    <meta:generator>LibreOffice/5.4.7.2$Linux_X86_64 LibreOffice_project/40m0$Build-2</meta:generator>
    <meta:document-statistic meta:table-count="1" meta:cell-count="88" meta:object-count="0"/>
  </office:meta>
</office:document-meta>
</file>